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paragraph-rsid="00137f69"/>
    </style:style>
    <style:style style:name="P7" style:family="paragraph" style:parent-style-name="Standard">
      <style:paragraph-properties fo:text-align="start" style:justify-single-word="false"/>
      <style:text-properties officeooo:rsid="00137f69" officeooo:paragraph-rsid="00137f69"/>
    </style:style>
    <style:style style:name="P8" style:family="paragraph" style:parent-style-name="Standard">
      <style:paragraph-properties fo:text-align="start" style:justify-single-word="false"/>
      <style:text-properties fo:font-size="9pt" officeooo:rsid="0018acb0" officeooo:paragraph-rsid="0018acb0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font-size="12pt" officeooo:rsid="0018acb0" officeooo:paragraph-rsid="0018acb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dcd72" officeooo:paragraph-rsid="001dcd7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137f69" officeooo:paragraph-rsid="001c2d9e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9pt" officeooo:rsid="0018acb0" officeooo:paragraph-rsid="0018acb0" style:font-size-asian="9pt" style:font-size-complex="9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9pt" officeooo:rsid="0018acb0" officeooo:paragraph-rsid="001abfa8" style:font-size-asian="9pt" style:font-size-complex="9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9pt" officeooo:rsid="0018acb0" officeooo:paragraph-rsid="001c06e7" style:font-size-asian="9pt" style:font-size-complex="9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18acb0" officeooo:paragraph-rsid="0018acb0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dcd72" officeooo:paragraph-rsid="001dcd7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7f69" officeooo:paragraph-rsid="00137f69" style:font-size-asian="14pt" style:font-weight-asian="bold" style:font-size-complex="14pt" style:font-weight-complex="bold"/>
    </style:style>
    <style:style style:name="T1" style:family="text">
      <style:text-properties officeooo:rsid="0010b051"/>
    </style:style>
    <style:style style:name="T2" style:family="text">
      <style:text-properties officeooo:rsid="00137f69"/>
    </style:style>
    <style:style style:name="T3" style:family="text">
      <style:text-properties officeooo:rsid="001abfa8"/>
    </style:style>
    <style:style style:name="T4" style:family="text">
      <style:text-properties officeooo:rsid="001c06e7"/>
    </style:style>
    <style:style style:name="T5" style:family="text">
      <style:text-properties officeooo:rsid="001f5a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8</text:span> </text:p>
      <text:p text:style-name="P4">«<text:span text:style-name="T2">Оценка качества поиска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17"><text:soft-page-break/>Задание</text:p>
      <text:p text:style-name="P7"><text:tab/>Необходимо оценить качество поиска, сравнить выдачи с двумя альтернативами. Измерить P@1, P@3, P@5 <text:s/>и P@10, приветствуется использование дополнительных метрик качества.</text:p>
      <text:p text:style-name="P6"><text:tab/><text:span text:style-name="T2">Придумать и проанализировать 20 запросов отражающих интересы пользователей, определить сильные и слабые стороны поисковой системы, наметить улучшения.</text:span></text:p>
      <text:p text:style-name="P6"/>
      <text:p text:style-name="P17">Решение</text:p>
      <text:p text:style-name="P11"><text:tab/>Оценка будет проводиться на выборке из 1е6 случайных статей. Сравнивать будем с встроенным поиском в Википедию и поиском Google(site:en.wikipedia.org). Считаю такое сравнение некорректным за счет сильного отличия корпусов документов по которым производится поиск, мой корпус меньше в 8,5 раз. Сравнение проводится скриптом, который выполняет один и тот же запрос во всех поисковых системах и сравнивает сколько результатов выдачи моей системы присутствуют в эталонных выдачах, сравниваются топ-100 результатов. Список запросов(P@1/P@3/P@5/P@10):</text:p>
      <text:list xml:id="list3313625552495261842" text:style-name="L1">
        <text:list-item>
          <text:p text:style-name="P12">from which books bible composed (1/1/1/1)</text:p>
        </text:list-item>
        <text:list-item>
          <text:p text:style-name="P13">What? Where? When?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3">game (1/<text:span text:style-name="T3">3</text:span>/<text:span text:style-name="T3">4</text:span>/<text:span text:style-name="T3">8</text:span>)</text:p>
        </text:list-item>
        <text:list-item>
          <text:p text:style-name="P13">russian aircraft factories (<text:span text:style-name="T3">0</text:span>/<text:span text:style-name="T3">1</text:span>/<text:span text:style-name="T3">1</text:span>/<text:span text:style-name="T3">1</text:span>)</text:p>
        </text:list-item>
        <text:list-item>
          <text:p text:style-name="P13">without me the nation are not complete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3">name of inhabitants of embankments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3">where they crowned Nicholas 2 (<text:span text:style-name="T3">1</text:span>/<text:span text:style-name="T3">1</text:span>/<text:span text:style-name="T3">1</text:span>/<text:span text:style-name="T3">2</text:span>)</text:p>
        </text:list-item>
        <text:list-item>
          <text:p text:style-name="P13">assistant prosecutor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2">kings of gas <text:span text:style-name="T3">(ничего не найдено)</text:span></text:p>
        </text:list-item>
        <text:list-item>
          <text:p text:style-name="P13">administrative code (<text:span text:style-name="T3">1</text:span>/<text:span text:style-name="T3">1</text:span>/<text:span text:style-name="T3">1</text:span>/<text:span text:style-name="T3">1</text:span>)</text:p>
        </text:list-item>
        <text:list-item>
          <text:p text:style-name="P13">organic compounds (<text:span text:style-name="T3">1</text:span>/<text:span text:style-name="T3">2</text:span>/<text:span text:style-name="T3">3</text:span>/<text:span text:style-name="T3">4</text:span>)</text:p>
        </text:list-item>
        <text:list-item>
          <text:p text:style-name="P13">game of thrones (<text:span text:style-name="T3">ничего не найдено</text:span>)</text:p>
        </text:list-item>
        <text:list-item>
          <text:p text:style-name="P13">Sigmund Freud (<text:span text:style-name="T3">0</text:span>/<text:span text:style-name="T3">1</text:span>/<text:span text:style-name="T3">2</text:span>/<text:span text:style-name="T3">2</text:span>)</text:p>
        </text:list-item>
        <text:list-item>
          <text:p text:style-name="P13">Barack Obama (<text:span text:style-name="T3">1</text:span>/<text:span text:style-name="T3">1</text:span>/<text:span text:style-name="T3">2</text:span>/<text:span text:style-name="T3">3</text:span>)</text:p>
        </text:list-item>
        <text:list-item>
          <text:p text:style-name="P13">World War (<text:span text:style-name="T3">0</text:span>/<text:span text:style-name="T3">0</text:span>/<text:span text:style-name="T3">1</text:span>/<text:span text:style-name="T3">1</text:span>)</text:p>
        </text:list-item>
        <text:list-item>
          <text:p text:style-name="P13">Cristiano Ronaldo (<text:span text:style-name="T3">1</text:span>/<text:span text:style-name="T3">2</text:span>/<text:span text:style-name="T3">2</text:span>/<text:span text:style-name="T3">2</text:span>)</text:p>
        </text:list-item>
        <text:list-item>
          <text:p text:style-name="P13">Star Wars (<text:span text:style-name="T3">1</text:span>/<text:span text:style-name="T3">3</text:span>/<text:span text:style-name="T3">4</text:span>/<text:span text:style-name="T3">4</text:span>)</text:p>
        </text:list-item>
        <text:list-item>
          <text:p text:style-name="P13">Indigenous australian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3">Web scraping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3">Illuminati (<text:span text:style-name="T3">1</text:span>/<text:span text:style-name="T4">1</text:span>/<text:span text:style-name="T4">2</text:span>/<text:span text:style-name="T4">3</text:span>)</text:p>
        </text:list-item>
        <text:list-item>
          <text:p text:style-name="P14">September 11 attacks (<text:span text:style-name="T4">почти все результаты вида «List of minor planets: 102001–103000»</text:span>)</text:p>
        </text:list-item>
        <text:list-item>
          <text:p text:style-name="P14">List of The Big Bang Theory episodes (<text:span text:style-name="T4">один странный результат</text:span>)</text:p>
        </text:list-item>
        <text:list-item>
          <text:p text:style-name="P14">Princess Charlotte of Cambridge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when is mothers day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how to solve a rubix cube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how to write a cover letter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what is amazon prime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what is my spirit animal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what does og mean (<text:span text:style-name="T3">0</text:span>/<text:span text:style-name="T3">0</text:span>/<text:span text:style-name="T3">0</text:span>/<text:span text:style-name="T3">0</text:span>)</text:p>
        </text:list-item>
        <text:list-item>
          <text:p text:style-name="P14">is pluto a planet (<text:span text:style-name="T4">ничего не найдено</text:span>)</text:p>
        </text:list-item>
      </text:list>
      <text:p text:style-name="P8"/>
      <text:p text:style-name="P9"><text:tab/>Большинство запросов дают <text:span text:style-name="T5">мало</text:span> совпадений, до двух совпадений. Лучшие результаты:</text:p>
      <text:list xml:id="list6096753574581820490" text:style-name="L2">
        <text:list-item>
          <text:p text:style-name="P15">«from which books bible composed», 6 совпадений,</text:p>
        </text:list-item>
        <text:list-item>
          <text:p text:style-name="P15">«game», 4 совпадения,</text:p>
        </text:list-item>
        <text:list-item>
          <text:p text:style-name="P15">«organic compounds», 4 совпадения,</text:p>
        </text:list-item>
        <text:list-item>
          <text:p text:style-name="P15">«Illuminati», 10 совпадений</text:p>
        </text:list-item>
      </text:list>
      <text:p text:style-name="P9"/>
      <text:p text:style-name="P16">Выводы</text:p>
      <text:p text:style-name="P10"><text:tab/>Лучше всего поисковая система работает с запросами где есть 1-2 слова по которым выполняется поиск. Среди статей в системе остается много «мусорных» документов. Для полноценного сравнения поисковых систем необходимо строить индекс по всей википедии.</text:p>
      <text:p text:style-name="P9"><text:soft-page-break/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6-06T08:24:54.327035036</dc:date>
    <meta:editing-duration>PT15H52M3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55" meta:word-count="393" meta:character-count="2743" meta:non-whitespace-character-count="2428"/>
  </office:meta>
</office:document-meta>
</file>